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master-page-name="">
      <style:table-properties style:width="4.5in" style:rel-width="75%" style:page-number="auto" table:align="center" style:writing-mode="lr-tb"/>
    </style:style>
    <style:style style:name="Table2.A" style:family="table-column">
      <style:table-column-properties style:column-width="4.5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Header_20_left">
      <style:paragraph-properties fo:margin-top="0in" fo:margin-bottom="0in" style:contextual-spacing="false" fo:text-align="start" style:justify-single-word="false"/>
      <style:text-properties style:font-name="Liberation Mono1" fo:font-size="16pt" style:font-name-asian="DejaVu Sans1" style:font-size-asian="16pt" style:font-name-complex="DejaVu Sans1" style:font-size-complex="16pt"/>
    </style:style>
    <style:style style:name="P12"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3"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4"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5" style:family="paragraph" style:parent-style-name="Standard">
      <style:paragraph-properties fo:margin-top="0in" fo:margin-bottom="0in" style:contextual-spacing="false" fo:line-height="100%" fo:text-align="center" style:justify-single-word="false"/>
      <style:text-properties style:font-name="Liberation Mono1" fo:font-size="36pt" style:font-size-asian="36pt" style:font-name-complex="Garamond" style:font-size-complex="36pt"/>
    </style:style>
    <style:style style:name="P16"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7"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8"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21"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2" style:family="paragraph" style:parent-style-name="CSP_20_-_20_Chapter_20_Body_20_Text">
      <style:text-properties style:font-name="Garamond" fo:font-size="22pt" style:font-size-asian="22pt" style:font-name-complex="Garamond" style:font-size-complex="22pt" style:font-style-complex="italic"/>
    </style:style>
    <style:style style:name="P23"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4" style:family="paragraph" style:parent-style-name="CSP_20_-_20_Chapter_20_Body_20_Text">
      <style:paragraph-properties fo:break-before="page"/>
      <style:text-properties style:font-name="Garamond" style:font-name-complex="Garamond"/>
    </style:style>
    <style:style style:name="P25" style:family="paragraph" style:parent-style-name="CSP_20_-_20_Chapter_20_Body_20_Text">
      <style:text-properties style:font-name="Garamond" style:font-name-complex="Garamond"/>
    </style:style>
    <style:style style:name="P26"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7"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8" style:family="paragraph" style:parent-style-name="Standard">
      <style:paragraph-properties fo:margin-top="0in" fo:margin-bottom="0in" style:contextual-spacing="false" fo:line-height="100%" fo:text-align="center" style:justify-single-word="false"/>
    </style:style>
    <style:style style:name="P29" style:family="paragraph" style:parent-style-name="CSP_20_-_20_Chapter_20_Title">
      <style:paragraph-properties fo:break-before="page"/>
    </style:style>
    <style:style style:name="P30" style:family="paragraph" style:parent-style-name="Standard">
      <style:paragraph-properties fo:break-before="page"/>
    </style:style>
    <style:style style:name="P31" style:family="paragraph" style:parent-style-name="Text_20_body">
      <style:paragraph-properties fo:break-before="page"/>
    </style:style>
    <style:style style:name="P32" style:family="paragraph" style:parent-style-name="Preformatted_20_Text">
      <style:paragraph-properties fo:text-align="center" style:justify-single-word="false"/>
    </style:style>
    <style:style style:name="P33"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4" style:family="paragraph" style:parent-style-name="Preformatted_20_Text">
      <style:paragraph-properties fo:text-align="center" style:justify-single-word="false"/>
      <style:text-properties style:font-name="Liberation Serif" fo:font-size="12pt" officeooo:rsid="0016946b" officeooo:paragraph-rsid="0018042b" style:font-size-asian="12pt" style:font-size-complex="12pt"/>
    </style:style>
    <style:style style:name="P35"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36"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37"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0"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margin-top="0in" fo:margin-bottom="0in" style:contextual-spacing="false" fo:line-height="100%" fo:text-align="center" style:justify-single-word="false"/>
      <style:text-properties style:font-name="Liberation Mono1" fo:font-size="16pt" style:font-size-asian="16pt" style:font-name-complex="Garamond" style:font-size-complex="16pt"/>
    </style:style>
    <style:style style:name="P42" style:family="paragraph" style:master-page-name="Numbers">
      <style:paragraph-properties style:page-number="1"/>
    </style:style>
    <style:style style:name="P43"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4" style:family="paragraph" style:parent-style-name="Contents_20_1">
      <style:paragraph-properties>
        <style:tab-stops>
          <style:tab-stop style:position="6in" style:type="right" style:leader-style="dotted" style:leader-text="."/>
        </style:tab-stops>
      </style:paragraph-properties>
    </style:style>
    <style:style style:name="P45" style:family="paragraph" style:parent-style-name="Contents_20_Heading" style:master-page-name="Standard">
      <style:paragraph-properties style:page-number="1"/>
    </style:style>
    <style:style style:name="P46"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47" style:family="paragraph" style:parent-style-name="Preformatted_20_Text">
      <loext:graphic-properties draw:fill-gradient-name="Gradient_20_1" draw:fill-hatch-name="hatch"/>
      <style:paragraph-properties fo:text-align="center" style:justify-single-word="false" fo:hyphenation-ladder-count="no-limit"/>
      <style:text-properties style:font-name="Liberation Serif" fo:font-size="12pt" fo:font-style="italic" officeooo:paragraph-rsid="0009931b" style:font-size-asian="12pt" style:font-style-asian="italic" style:font-size-complex="12pt" style:font-style-complex="italic" fo:hyphenate="false" fo:hyphenation-remain-char-count="2" fo:hyphenation-push-char-count="2" loext:hyphenation-no-caps="true"/>
    </style:style>
    <style:style style:name="P48"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301e68"/>
    </style:style>
    <style:style style:name="T15" style:family="text">
      <style:text-properties officeooo:rsid="00323292"/>
    </style:style>
    <style:style style:name="T16" style:family="text">
      <style:text-properties officeooo:rsid="00326b4d"/>
    </style:style>
    <style:style style:name="T17" style:family="text">
      <style:text-properties officeooo:rsid="0038262e"/>
    </style:style>
    <style:style style:name="T18" style:family="text">
      <style:text-properties officeooo:rsid="003b06c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Horizontal_20_Line"/>
      <text:p text:style-name="P15">Mental Dimensions</text:p>
      <text:p text:style-name="P41">Tales of Fantasy for a New Generation</text:p>
      <text:p text:style-name="P13"/>
      <text:p text:style-name="P13">1st Edition</text:p>
      <text:p text:style-name="Horizontal_20_Line"/>
      <text:p text:style-name="P13"/>
      <text:p text:style-name="P23"/>
      <text:p text:style-name="P23"/>
      <text:p text:style-name="P23"/>
      <text:p text:style-name="P23"/>
      <text:p text:style-name="P23"/>
      <text:p text:style-name="P23"/>
      <text:p text:style-name="P26"/>
      <text:p text:style-name="Horizontal_20_Line"/>
      <text:p text:style-name="P14">Andrew G. Alt</text:p>
      <text:p text:style-name="Horizontal_20_Line"/>
      <text:p text:style-name="P26"/>
      <text:p text:style-name="P27"/>
      <text:p text:style-name="P17"><text:soft-page-break/></text:p>
      <text:p text:style-name="P16"/>
      <text:p text:style-name="P16"/>
      <text:p text:style-name="P16"/>
      <text:p text:style-name="P16"/>
      <text:p text:style-name="P16"/>
      <text:p text:style-name="P16"/>
      <text:p text:style-name="P32"/>
      <text:p text:style-name="P33">Mental Dimensions</text:p>
      <text:p text:style-name="P33">Tales of Fantasy for a New Generation</text:p>
      <text:p text:style-name="P33">May 2014</text:p>
      <text:p text:style-name="P33"/>
      <text:p text:style-name="P33">Copyright © 2014 by Andrew G. Alt</text:p>
      <text:p text:style-name="P33">All rights reserved.</text:p>
      <text:p text:style-name="P33"/>
      <text:p text:style-name="P33">ISBN-13: 978-1499554267</text:p>
      <text:p text:style-name="P33">ISBN-10: 1499554265</text:p>
      <text:p text:style-name="P33"/>
      <text:p text:style-name="P33">10 9 8 7 6 5 4 3 <text:span text:style-name="T15">2</text:span></text:p>
      <text:p text:style-name="P34"/>
      <text:p text:style-name="P46">Rev<text:span text:style-name="T14">is</text:span>ion <text:span text:style-name="T16">2</text:span> of <text:span text:style-name="T18">E</text:span>dition 1 release<text:span text:style-name="T12">d</text:span> May 2022</text:p>
      <text:p text:style-name="P33"/>
      <text:p text:style-name="P33">Web site: http://mentaldimensions.net/</text:p>
      <text:p text:style-name="P33"/>
      <table:table table:name="Table2" table:style-name="Table2">
        <table:table-column table:style-name="Table2.A"/>
        <table:table-row table:style-name="TableLine94082137947856">
          <table:table-cell table:style-name="Table2.A1" office:value-type="string">
            <text:p text:style-name="P47">This book is a work of fiction. Names, characters, locations, and incidents are products of the author’s imagination. Any resemblance to actual events or places or persons, living or dead, is coincidental.</text:p>
          </table:table-cell>
        </table:table-row>
      </table:table>
      <text:p text:style-name="P33"/>
      <text:p text:style-name="P33"/>
      <text:p text:style-name="P35">Publisher: Andrew G. Alt</text:p>
      <text:p text:style-name="P40"/>
      <text:p text:style-name="P3"/>
      <text:p text:style-name="P3"/>
      <text:p text:style-name="P3"/>
      <text:p text:style-name="P3"/>
      <text:p text:style-name="P3"/>
      <text:p text:style-name="P3"/>
      <text:p text:style-name="P3"/>
      <text:p text:style-name="P3"/>
      <text:p text:style-name="P3"/>
      <text:p text:style-name="P6"/>
      <text:p text:style-name="P1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Contents</text:p>
          </text:index-title>
          <text:p text:style-name="P44"><text:a xlink:type="simple" xlink:href="#__RefHeading___Toc1427_255420714" text:style-name="Index_20_Link" text:visited-style-name="Index_20_Link">Hovering on the Winds of Thought<text:tab/>1</text:a></text:p>
          <text:p text:style-name="P44"><text:a xlink:type="simple" xlink:href="#__RefHeading___Toc1543_255420714" text:style-name="Index_20_Link" text:visited-style-name="Index_20_Link">The Search for the Enchanted Balls<text:tab/>5</text:a></text:p>
          <text:p text:style-name="P44"><text:a xlink:type="simple" xlink:href="#__RefHeading___Toc1555_255420714" text:style-name="Index_20_Link" text:visited-style-name="Index_20_Link">The Obedient Parents<text:tab/>11</text:a></text:p>
          <text:p text:style-name="P44"><text:a xlink:type="simple" xlink:href="#__RefHeading___Toc1557_255420714" text:style-name="Index_20_Link" text:visited-style-name="Index_20_Link">James's Love<text:tab/>19</text:a></text:p>
          <text:p text:style-name="P44"><text:a xlink:type="simple" xlink:href="#__RefHeading___Toc1559_255420714" text:style-name="Index_20_Link" text:visited-style-name="Index_20_Link">The Grasshopper and the Cliff<text:tab/>23</text:a></text:p>
          <text:p text:style-name="P44"><text:a xlink:type="simple" xlink:href="#__RefHeading___Toc1561_255420714" text:style-name="Index_20_Link" text:visited-style-name="Index_20_Link">The Problematic 6000<text:tab/>27</text:a></text:p>
          <text:p text:style-name="P44"><text:a xlink:type="simple" xlink:href="#__RefHeading___Toc1563_255420714" text:style-name="Index_20_Link" text:visited-style-name="Index_20_Link">The Camel in the Desert<text:tab/>37</text:a></text:p>
          <text:p text:style-name="P44"><text:a xlink:type="simple" xlink:href="#__RefHeading___Toc1565_255420714" text:style-name="Index_20_Link" text:visited-style-name="Index_20_Link">The Magic Brain<text:tab/>41</text:a></text:p>
          <text:p text:style-name="P44"><text:a xlink:type="simple" xlink:href="#__RefHeading___Toc1567_255420714" text:style-name="Index_20_Link" text:visited-style-name="Index_20_Link">The Prisoner<text:tab/>49</text:a></text:p>
          <text:p text:style-name="P44"><text:a xlink:type="simple" xlink:href="#__RefHeading___Toc1569_255420714" text:style-name="Index_20_Link" text:visited-style-name="Index_20_Link">The Blind Man and His Neighbors<text:tab/>53</text:a></text:p>
          <text:p text:style-name="P44"><text:a xlink:type="simple" xlink:href="#__RefHeading___Toc1571_255420714" text:style-name="Index_20_Link" text:visited-style-name="Index_20_Link">William and Mary<text:tab/>57</text:a></text:p>
          <text:p text:style-name="P44"><text:a xlink:type="simple" xlink:href="#__RefHeading___Toc1573_255420714" text:style-name="Index_20_Link" text:visited-style-name="Index_20_Link">Mount Solation<text:tab/>65</text:a></text:p>
          <text:p text:style-name="P44"><text:a xlink:type="simple" xlink:href="#__RefHeading___Toc1575_255420714" text:style-name="Index_20_Link" text:visited-style-name="Index_20_Link">The Money Trees<text:tab/>73</text:a></text:p>
        </text:index-body>
      </text:table-of-content>
      <text:p text:style-name="P10"/>
      <text:p text:style-name="P8"/>
      <text:p text:style-name="P4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orizontal_20_Line"/>
      <text:p text:style-name="P9">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48"/>
      <text:h text:style-name="CSP_20_-_20_Chapter_20_Title"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text:span><text:soft-page-break/><text:span text:style-name="T2">mer guests.</text:span></text:p>
      <text:p text:style-name="Standard"><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30"><text:span text:style-name="T2"><text:tab/>In the void, a lonely time later, there was a </text:span><text:span text:style-name="Emphasis"><text:span text:style-name="T2">space</text:span></text:span><text:span text:style-name="T2">.</text:span></text:p>
      <text:p text:style-name="Standard"><text:tab/>The Beginning</text:p>
      <text:p text:style-name="P31"/>
      <text:h text:style-name="P29" text:outline-level="1"><text:bookmark-start text:name="__RefHeading___Toc1543_255420714"/>The Search for the Enchanted Balls<text:bookmark-end text:name="__RefHeading___Toc1543_255420714"/></text:h>
      <text:p text:style-name="P37"><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text:soft-page-break/>balls. Try as hard as they might, they couldn't forget about them. Often they sat with each other and talked about them. They frequently daydreamed and fantasized about how happy they would be when they again found their balls.</text:p>
      <text:p text:style-name="Standard"><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soft-page-break/><text:tab/>“Jacob, what's wrong?”</text:p>
      <text:p text:style-name="Standard"><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Standard"><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text:soft-page-break/>loved their enchanted balls.</text:p>
      <text:p text:style-name="P20"/>
      <text:p text:style-name="P28"/>
      <text:p text:style-name="P31"/>
      <text:p text:style-name="P31"/>
      <text:h text:style-name="P29"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text:soft-page-break/>“Congratulations, children. Because of your teamwork, you've won three wishes.”</text:p>
      <text:p text:style-name="Standard"><text:tab/>“Yay!” exclaimed Billy and Holly.</text:p>
      <text:p text:style-name="Standard"><text:tab/>“Holly, what should we wish for?”</text:p>
      <text:p text:style-name="Standard"><text:tab/>“I don't know Billy. I want so many things I can't think of what I want the most!”</text:p>
      <text:p text:style-name="Standard"><text:tab/>“I know!” shouted Billy. “Let's wish that mom 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ext:soft-page-break/>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carved on their faces. The mother said, “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parents did as they were told. <text:tab/>The children were so happy they completely forgot about their remaining two wishes.</text:p>
      <text:p text:style-name="Standard"><text:tab/>From then on, the parents were absolutely obedient to every whim and desire of their children. <text:soft-page-break/>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text:soft-page-break/>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text:soft-page-break/>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text:tab/>She cried, “Oh magical elf, please help us!” Nothing happened. She crawled over to Billy and placed the toy in his hand. Suddenly, the magical elf reap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text:soft-page-break/><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text:soft-page-break/>never forget, just as we never forgot. How old were we when you found this 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never forget playing with you and that elf, and making that ridiculous wish about having obedient parents.”</text:p>
      <text:p text:style-name="Standard"><text:tab/>The children finished cleaning their room and came downstairs to join their parents at the dinner table.</text:p>
      <text:h text:style-name="P29"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text:soft-page-break/>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soft-page-break/><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text:soft-page-break/>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29"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text:soft-page-break/>cliff's edge, a hungry crow flew down and scooped him up with its mighty beak. Now, many years later, the grasshopper's family still misses him and doesn't know where he is.</text:p>
      <text:p text:style-name="P31"/>
      <text:p text:style-name="P31"/>
      <text:h text:style-name="P29"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soft-page-break/><text:tab/>“You don't pay me for that. Is there anything else you need done?”</text:p>
      <text:p text:style-name="Standard"><text:tab/>Instead of answering, the Professor asked, “What is it you're working on?”</text:p>
      <text:p text:style-name="Standard"><text:tab/>“I'm filing my taxes online.”</text:p>
      <text:p text:style-name="Standard"><text:tab/>“Is filing taxes something you have a great de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it. No longer must people be fated to provide weak or lame excuses.”</text:p>
      <text:p text:style-name="Standard"><text:tab/>“It still seems like a bad idea, Professor.”</text:p>
      <text:p text:style-name="Standard"><text:tab/>“You think in such three-dimensional terms, my loyal minion. I will show you.” Professor Zinkerton <text:soft-page-break/>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tab/>The Professor replied, “Now you have an excuse not to do your taxes, my inquisitive companion.”</text:p>
      <text:p text:style-name="Standard"><text:tab/>“No, I don't. I can just 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tab/>Zinkerton again pressed the <text:span text:style-name="T8">execute</text:span> button. Nothing happened.</text:p>
      <text:p text:style-name="Standard"><text:soft-page-break/><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gifted beyond your wildest dreams?”</text:p>
      <text:p text:style-name="Standard"><text:soft-page-break/><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text:soft-page-break/>makes it a reality. It can get tricky 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text:soft-page-break/>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heartily, feeling brilliant, and very amused at his own joke.</text:p>
      <text:p text:style-name="Standard"><text:tab/>Nathan sighed again. “Okay, Professor. Teach me 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soft-page-break/><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ext:soft-page-break/>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tab/>Nathan asked, “Now what would happen if I pressed the execute button?”</text:p>
      <text:p text:style-name="Standard"><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his machine... I mean the two machines, I'll be able to compensate you to the best of my satisfaction.”</text:p>
      <text:p text:style-name="Standard"><text:tab/>“What's that mean?”</text:p>
      <text:p text:style-name="Standard"><text:soft-page-break/><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29"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text:soft-page-break/>my energy until it rains.”</text:p>
      <text:p text:style-name="Standard"><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Standard"><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ext:soft-page-break/>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p text:style-name="P31"/>
      <text:h text:style-name="P29"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text:soft-page-break/>blowing nearby. Most would think it impossible, but she wasn't merely an <text:span text:style-name="T8">imaginary</text:span> fairy. She wasn't a fairy one might read about in false stories—she was a <text:span text:style-name="T8">real</text:span> fairy, with wings on her back and wearing a smart, well-woven, ankle-length dress wrapped around her pleasantly plump figure.</text:p>
      <text:p text:style-name="Standard"><text:tab/>Ralph had never before seen a fairy, not even 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text:soft-page-break/>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Genderina and asked, “How may I contact you when I 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soft-page-break/><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acting I can't help but think you're telling me something true.”</text:p>
      <text:p text:style-name="Standard"><text:tab/>“Yes, it is true.”</text:p>
      <text:p text:style-name="Standard"><text:tab/>“Ralph, tell me a joke,” his wife commanded sternly.</text:p>
      <text:p text:style-name="Standard"><text:soft-page-break/><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6"><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cided my brain was better before I made the first wish. Please, I wish my brain worked as it did before I met you.”</text:p>
      <text:p text:style-name="Standard">Genderina understood and granted his wish. Colors <text:soft-page-break/>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p text:style-name="P31"/>
      <text:p text:style-name="P31"/>
      <text:h text:style-name="P29"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text:soft-page-break/>watching the light to see what it would do next. The stone behind the light slid slowly out of the wall. It fell to the ground. It began to grow small arms and legs and a head. A small mouth formed on the head.</text:p>
      <text:p text:style-name="Standard"><text:tab/>The mouth spoke, “Greetings, Inmate!”</text:p>
      <text:p text:style-name="Standard"><text:tab/>“Uh... hello. What... who are you?”</text:p>
      <text:p text:style-name="Standard"><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soft-page-break/><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tab/>“Thank you, good fairy!” 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1"/>
      <text:h text:style-name="P29"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text:soft-page-break/>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soft-page-break/><text:tab/>“Thank you, sir,” the doctor pleasantly acknowledged.</text:p>
      <text:p text:style-name="Standard"><text:tab/>“And the nurses here are very good, too. They seem well-trained and able to communicate with the patients quite well. They're very compassionate and understanding. They must have been raised in good and decent families.”</text:p>
      <text:p text:style-name="Standard"><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text:soft-page-break/>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29"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soft-page-break/><text:tab/>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ext:soft-page-break/>to invite you to come stay with me for a couple weeks?” He gently took her hand in his.</text:p>
      <text:p text:style-name="Standard"><text:tab/>Before answering, she coughed into her free hand. “I think that's a wonderful idea. I'll bring a small suitcase with some clothes and other odds-and-ends tomorrow. That should be all I need.”</text:p>
      <text:p text:style-name="Standard"><text:tab/>“That cough doesn't sound good. Are you okay?”</text:p>
      <text:p text:style-name="Standard"><text:tab/>“Yes, I'm fine.” Mary answered nonchalantly. “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soft-page-break/><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text:span><text:soft-page-break/><text:span text:style-name="T10">pulled a chair over to her bed and sat down.</text:span></text:p>
      <text:p text:style-name="Standard"><text:tab/>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text:soft-page-break/>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text:soft-page-break/>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2"/>
      <text:p text:style-name="P31"/>
      <text:h text:style-name="P29"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text:soft-page-break/>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soft-page-break/><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text:soft-page-break/>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text:soft-page-break/>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bottom with me?"</text:p>
      <text:p text:style-name="Standard"><text:tab/>"What is at the bottom of Mount Solation?"</text:p>
      <text:p text:style-name="Standard"><text:tab/>"The same things that are at the top: clouds, raindrops, and 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you were on the top of your mountain naming all the clouds, the cloud told me that its name was 'Theresa.'"</text:p>
      <text:p text:style-name="Standard"><text:soft-page-break/><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nally arrived at the bottom, they both were very thirsty and drank from the river. <text:soft-page-break/>They saw and spoke with each other frequently for many years to follow—and also to the other men and women at the bottom of Mount Solation. Ever after, Joseph lived—and experienced that which the clouds had whispered about to him, once upon a time.</text:p>
      <text:p text:style-name="P31"/>
      <text:h text:style-name="P29"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ext:soft-page-break/>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soft-page-break/><text:tab/>After burying the penny in his backyard, he said a prayer to Plutus, the god of wealth and good luck. Johann remembered to thank him for his generosity. He then went inside to greet his family and share the evening meal with them.</text:p>
      <text:p text:style-name="Standard"><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text:soft-page-break/>ing it was more important than spending it?”</text:p>
      <text:p text:style-name="Standard"><text:tab/>“That's right. I buried the penny and prayed to Plutus and gave him thanks. This morning I discovered the penny had sprouted overnight into a money tree.”</text:p>
      <text:p text:style-name="Standard"><text:tab/>“You can't be serious. How's that possible?”</text:p>
      <text:p text:style-name="Standard"><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text:soft-page-break/>replace the one that was removed. Elijah again thanked Plutus and headed to the kingdom for the day's work.</text:p>
      <text:p text:style-name="Standard"><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text:soft-page-break/>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soft-page-break/><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soft-page-break/><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text:soft-page-break/>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soft-page-break/><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text:soft-page-break/>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tab/>Within two days, Stephen's 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ext:soft-page-break/>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5"/>
      <text:p text:style-name="P24"/>
      <text:p text:style-name="P18"/>
      <text:p text:style-name="P19"/>
      <text:p text:style-name="CSP_20_-_20_Chapter_20_Body_20_Text"><text:s text:c="2"/></text:p>
      <text:p text:style-name="P21"/>
      <text:p text:style-name="P20"/>
      <text:p text:style-name="P20"/>
      <text:p text:style-name="P20"/>
      <text:p text:style-name="P20"/>
      <text:p text:style-name="P28"/>
      <text:p text:style-name="P22"/>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master-page-name="">
      <style:paragraph-properties fo:margin-top="2.5in" fo:margin-bottom="0.4in" style:contextual-spacing="false" fo:line-height="100%" fo:text-align="start" style:justify-single-word="false" fo:hyphenation-ladder-count="no-limit"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85</text:page-number><text:s text:c="3"/></text:p>
      </style:header>
      <style:header-left>
        <text:p text:style-name="MP2"><text:span text:style-name="MT1"><text:page-number text:select-page="current">8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20T13:08:48.459413072</dc:date>
    <meta:print-date>2012-06-30T11:19:00</meta:print-date>
    <meta:editing-cycles>86</meta:editing-cycles>
    <meta:editing-duration>P2171DT16H32M19S</meta:editing-duration>
    <meta:generator>LibreOffice/7.2.6.2$Linux_X86_64 LibreOffice_project/20$Build-2</meta:generator>
    <meta:document-statistic meta:table-count="1" meta:image-count="1" meta:object-count="0" meta:page-count="94" meta:paragraph-count="432" meta:word-count="14368" meta:character-count="80540" meta:non-whitespace-character-count="66204"/>
    <meta:user-defined meta:name="Info 2"/>
    <meta:user-defined meta:name="Info 3"/>
    <meta:user-defined meta:name="Info 4"/>
    <meta:user-defined meta:name="Publisher">CSP - Templates</meta:user-defined>
  </office:meta>
</office:document-meta>
</file>